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onymous Pro" svg:font-family="'Anonymous Pro'" style:font-adornments="Bold" style:font-pitch="fixed"/>
    <style:font-face style:name="Anonymous Pro1" svg:font-family="'Anonymous Pro'" style:font-adornments="Regular" style:font-pitch="fixed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mo1" svg:font-family="Arimo" style:font-adornments="Bold" style:font-family-generic="swiss" style:font-pitch="variable"/>
    <style:font-face style:name="Arimo2" svg:font-family="Arimo" style:font-adornments="Bold Italic" style:font-family-generic="swiss" style:font-pitch="variable"/>
    <style:font-face style:name="Arimo" svg:font-family="Arimo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6.3021in"/>
    </style:style>
    <style:style style:name="Table1.A1" style:family="table-cell">
      <style:table-cell-properties style:vertical-align="" fo:padding="0.0382in" fo:border-left="none" fo:border-right="none" fo:border-top="none" fo:border-bottom="0.05pt solid #000000"/>
    </style:style>
    <style:style style:name="Table1.B1" style:family="table-cell">
      <style:table-cell-properties fo:padding="0.0382in" fo:border-left="none" fo:border-right="none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-left="none" fo:border-right="none" fo:border-top="0.05pt solid #000000" fo:border-bottom="none"/>
    </style:style>
    <style:style style:name="P1" style:family="paragraph" style:parent-style-name="Standard">
      <style:text-properties officeooo:rsid="00005e3f" officeooo:paragraph-rsid="00005e3f"/>
    </style:style>
    <style:style style:name="P2" style:family="paragraph" style:parent-style-name="Standard">
      <style:paragraph-properties fo:text-align="end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Text_20_body">
      <style:text-properties fo:font-weight="bold" officeooo:paragraph-rsid="00125c28" style:font-weight-asian="bold" style:font-weight-complex="bold"/>
    </style:style>
    <style:style style:name="P5" style:family="paragraph" style:parent-style-name="Text_20_body">
      <style:text-properties fo:font-weight="bold" officeooo:paragraph-rsid="0012265c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officeooo:rsid="00157e60" officeooo:paragraph-rsid="00157e60"/>
    </style:style>
    <style:style style:name="P7" style:family="paragraph" style:parent-style-name="Text_20_body">
      <style:paragraph-properties fo:margin-left="0.4925in" fo:margin-right="0in" fo:text-indent="0in" style:auto-text-indent="false"/>
      <style:text-properties officeooo:rsid="001f2e5b" officeooo:paragraph-rsid="001f2e5b"/>
    </style:style>
    <style:style style:name="P8" style:family="paragraph" style:parent-style-name="Heading_20_3">
      <style:text-properties officeooo:paragraph-rsid="001f2e5b"/>
    </style:style>
    <style:style style:name="P9" style:family="paragraph" style:parent-style-name="Heading_20_2">
      <style:text-properties officeooo:rsid="001f2e5b" officeooo:paragraph-rsid="001f2e5b"/>
    </style:style>
    <style:style style:name="P10" style:family="paragraph" style:parent-style-name="Standard" style:list-style-name="L1">
      <style:text-properties officeooo:rsid="001f2e5b" officeooo:paragraph-rsid="001f2e5b"/>
    </style:style>
    <style:style style:name="P11" style:family="paragraph" style:parent-style-name="Standard">
      <style:text-properties officeooo:rsid="001f2e5b" officeooo:paragraph-rsid="001f2e5b"/>
    </style:style>
    <style:style style:name="P12" style:family="paragraph" style:parent-style-name="Standard" style:list-style-name="L1">
      <style:text-properties fo:font-weight="bold" officeooo:rsid="001f2e5b" officeooo:paragraph-rsid="001f2e5b" style:font-weight-asian="bold" style:font-weight-complex="bold"/>
    </style:style>
    <style:style style:name="P13" style:family="paragraph" style:parent-style-name="Standard" style:list-style-name="L1">
      <style:text-properties fo:font-weight="bold" officeooo:rsid="00221122" officeooo:paragraph-rsid="00221122" style:font-weight-asian="bold" style:font-weight-complex="bold"/>
    </style:style>
    <style:style style:name="P14" style:family="paragraph" style:parent-style-name="Standard" style:list-style-name="L1">
      <style:text-properties fo:font-weight="bold" officeooo:rsid="00221122" officeooo:paragraph-rsid="002302ff" style:font-weight-asian="bold" style:font-weight-complex="bold"/>
    </style:style>
    <style:style style:name="P15" style:family="paragraph" style:parent-style-name="Standard" style:list-style-name="L1">
      <style:text-properties officeooo:rsid="00221122" officeooo:paragraph-rsid="00221122"/>
    </style:style>
    <style:style style:name="P16" style:family="paragraph" style:parent-style-name="Standard">
      <style:text-properties officeooo:rsid="00295997" officeooo:paragraph-rsid="00295997"/>
    </style:style>
    <style:style style:name="T1" style:family="text">
      <style:text-properties officeooo:rsid="00035f35"/>
    </style:style>
    <style:style style:name="T2" style:family="text">
      <style:text-properties officeooo:rsid="001f2e5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weight-asian="bold" style:font-weight-complex="bold"/>
    </style:style>
    <style:style style:name="T5" style:family="text">
      <style:text-properties officeooo:rsid="0020316a"/>
    </style:style>
    <style:style style:name="T6" style:family="text">
      <style:text-properties officeooo:rsid="002302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text:chapter text:display="number" text:outline-level="1"/>-</text:p>
          </table:table-cell>
          <table:table-cell table:style-name="Table1.B1" office:value-type="string">
            <text:h text:style-name="P9" text:outline-level="2">Clone VMs</text:h>
          </table:table-cell>
        </table:table-row>
      </table:table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5">Description:</text:p>
            <text:p text:style-name="P7">In this section you will create VMs for your Kubic cluster.</text:p>
          </table:table-cell>
        </table:table-row>
      </table:table>
      <text:p text:style-name="P1"/>
      <text:h text:style-name="Heading_20_3" text:outline-level="3"><text:span text:style-name="T1">Task</text:span> 1: <text:span text:style-name="T2">Create the Kubic Master Node</text:span></text:h>
      <text:list xml:id="list1282342544" text:style-name="L1">
        <text:list-item>
          <text:p text:style-name="P10">Right-click on the <text:span text:style-name="SUSE-emphasis.light">Kubic-CloneMaster </text:span>VM and choose <text:span text:style-name="SUSE-emphasis.light">Clone</text:span></text:p>
        </text:list-item>
        <text:list-item>
          <text:p text:style-name="P10">In the <text:span text:style-name="SUSE-emphasis.light">Name</text:span> field, enter: </text:p>
          <text:p text:style-name="P12">Kubic-Master</text:p>
        </text:list-item>
        <text:list-item>
          <text:p text:style-name="P15">In the <text:span text:style-name="SUSE-emphasis.light">Mac Address Policy</text:span> field, choose:</text:p>
          <text:p text:style-name="P13">Generate new MAC addresses <text:span text:style-name="T6">for all network adapters</text:span></text:p>
        </text:list-item>
        <text:list-item>
          <text:p text:style-name="P10">On the Clone type screen, choose <text:span text:style-name="SUSE-emphasis.light">Linked Clone</text:span></text:p>
          <text:p text:style-name="P10">Click <text:span text:style-name="SUSE-emphasis.light"><text:span text:style-name="T4">Clone</text:span></text:span></text:p>
        </text:list-item>
      </text:list>
      <text:p text:style-name="P1"/>
      <text:h text:style-name="P8" text:outline-level="3"><text:span text:style-name="T1">Task</text:span> <text:span text:style-name="T2">2</text:span>: <text:span text:style-name="T2">Create a Kubic Worker Node</text:span></text:h>
      <text:list xml:id="list163353833414991" text:continue-list="list1282342544" text:style-name="L1">
        <text:list-item text:start-value="1">
          <text:p text:style-name="P10">Right-click on the <text:span text:style-name="SUSE-emphasis.light">Kubic-CloneMaster</text:span> VM and choose <text:span text:style-name="SUSE-emphasis.light">Clone</text:span></text:p>
        </text:list-item>
        <text:list-item>
          <text:p text:style-name="P10">In the <text:span text:style-name="SUSE-emphasis.light">Name</text:span> field, enter: </text:p>
          <text:p text:style-name="P12">Kubic-Worker1</text:p>
        </text:list-item>
        <text:list-item>
          <text:p text:style-name="P15">In the <text:span text:style-name="SUSE-emphasis.light">Mac Address Policy</text:span> field, choose:</text:p>
          <text:p text:style-name="P14">Generate new MAC addresses <text:span text:style-name="T6">for all network adapters</text:span></text:p>
        </text:list-item>
        <text:list-item>
          <text:p text:style-name="P10">On the Clone type screen, choose <text:span text:style-name="SUSE-emphasis.light">Linked Clone</text:span></text:p>
          <text:p text:style-name="P10">Click <text:span text:style-name="SUSE-emphasis.light">Clone</text:span></text:p>
        </text:list-item>
        <text:list-item>
          <text:p text:style-name="P10">Repeat this task once more and create <text:span text:style-name="T3">Kubic_Worker2</text:span>. You may repeat as many times as you like as long as you have memory and disk space for each node.</text:p>
        </text:list-item>
      </text:list>
      <text:p text:style-name="P11"/>
      <text:p text:style-name="P16">The Kubic-CloneMaster VM can be deleted at this point if you don’t think you will need more nodes or it can be left as a template. If it is deleted, it can always be recreated using the steps in the previous section.</text:p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4">Summary:</text:p>
            <text:p text:style-name="P7">In this section you created additional VMs that <text:span text:style-name="T5">will be used as Master and Worker nodes in an openUSE Kubic Kubernetes cluster.</text:span></text:p>
          </table:table-cell>
        </table:table-row>
      </table:table>
      <text:p text:style-name="Text_20_body"><text:soft-page-break/></text:p>
      <text:p text:style-name="P6">(End of Exercise)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onymous Pro" svg:font-family="'Anonymous Pro'" style:font-adornments="Bold" style:font-pitch="fixed"/>
    <style:font-face style:name="Anonymous Pro1" svg:font-family="'Anonymous Pro'" style:font-adornments="Regular" style:font-pitch="fixed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mo1" svg:font-family="Arimo" style:font-adornments="Bold" style:font-family-generic="swiss" style:font-pitch="variable"/>
    <style:font-face style:name="Arimo2" svg:font-family="Arimo" style:font-adornments="Bold Italic" style:font-family-generic="swiss" style:font-pitch="variable"/>
    <style:font-face style:name="Arimo" svg:font-family="Arimo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02in" fo:margin-bottom="0.0402in" loext:contextual-spacing="false"/>
      <style:text-properties style:font-name="Arimo" fo:font-family="Arimo" style:font-style-name="Regular" style:font-family-generic="swiss" style:font-pitch="variable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mo" fo:font-family="Arimo" style:font-style-name="Regular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name="Arimo" fo:font-family="Arimo" style:font-style-name="Regular" style:font-family-generic="swiss" style:font-pitch="variable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Arimo1" fo:font-family="Arimo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style:font-name="Arimo1" fo:font-family="Arimo" style:font-style-name="Bold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SE-extra_5f_spacing" style:display-name="SUSE-extra_spacing" style:family="paragraph" style:parent-style-name="Standard">
      <style:paragraph-properties fo:margin-top="0.1in" fo:margin-bottom="0.1in" loext:contextual-spacing="tru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SUSE-monospace" style:family="text" style:parent-style-name="Teletype">
      <style:text-properties style:font-name="Anonymous Pro" fo:font-family="'Anonymous Pro'" style:font-style-name="Bold" style:font-pitch="fixed" fo:font-weight="bold" style:font-size-asian="10.5pt"/>
    </style:style>
    <style:style style:name="Teletype" style:family="text">
      <style:text-properties style:font-name="Anonymous Pro1" fo:font-family="'Anonymous Pro'" style:font-style-name="Regular" style:font-pitch="fixed" style:font-name-asian="Droid Sans1" style:font-family-asian="'Droid Sans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USE-command" style:family="text" style:parent-style-name="SUSE-monospace">
      <style:text-properties fo:color="#3465a4" style:font-size-asian="10.5pt"/>
    </style:style>
    <style:style style:name="SUSE-filename" style:family="text" style:parent-style-name="SUSE-monospace">
      <style:text-properties fo:color="#009900" style:font-size-asian="10.5pt"/>
    </style:style>
    <style:style style:name="SUSE-variable" style:family="text">
      <style:text-properties style:font-name="Arimo2" fo:font-family="Arimo" style:font-style-name="Bold Italic" style:font-family-generic="swiss" style:font-pitch="variable" fo:font-style="italic" fo:font-weight="bold" style:font-size-asian="10.5pt"/>
    </style:style>
    <style:style style:name="SUSE-emphasis" style:family="text">
      <style:text-properties style:font-name="Arimo1" fo:font-family="Arimo" style:font-style-name="Bold" style:font-family-generic="swiss" style:font-pitch="variable" fo:font-weight="bold" style:font-size-asian="10.5pt"/>
    </style:style>
    <style:style style:name="SUSE-emphasis.light" style:family="text" style:parent-style-name="SUSE-emphasis">
      <style:text-properties fo:color="#999999" style:font-size-asian="10.5pt"/>
    </style:style>
    <style:style style:name="SUSE-warning" style:family="text">
      <style:text-properties fo:color="#c5000b" style:font-name="Arimo1" fo:font-family="Arimo" style:font-style-name="Bold" style:font-family-generic="swiss" style:font-pitch="variable" fo:font-weight="bold" style:font-size-asian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2T15:18:33.140616296</meta:creation-date>
    <dc:date>2019-03-27T16:33:41.649297837</dc:date>
    <meta:editing-duration>PT26M15S</meta:editing-duration>
    <meta:editing-cycles>39</meta:editing-cycles>
    <meta:generator>LibreOffice/6.1.3.2$Linux_X86_64 LibreOffice_project/10$Build-2</meta:generator>
    <meta:document-statistic meta:table-count="3" meta:image-count="0" meta:object-count="0" meta:page-count="3" meta:paragraph-count="25" meta:word-count="213" meta:character-count="1170" meta:non-whitespace-character-count="989"/>
  </office:meta>
</office:document-meta>
</file>